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 svg:font-family="'Albany AMT'" style:font-family-generic="swiss"/>
    <style:font-face style:name="Albany AMT1" svg:font-family="'Albany AMT', Arial" style:font-family-generic="swiss"/>
    <style:font-face style:name="Droid Sans Fallback1" svg:font-family="'Droid Sans Fallback'" style:font-pitch="variable"/>
    <style:font-face style:name="Lohit Hindi1" svg:font-family="'Lohit Hindi', 'Times New Roman'" style:font-pitch="variable"/>
    <style:font-face style:name="Cambria" svg:font-family="Cambri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URW Gothic L" svg:font-family="'URW Gothic L', '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Default">
      <style:paragraph-properties fo:text-align="justify" style:justify-single-word="false"/>
    </style:style>
    <style:style style:name="P2"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style>
    <style:style style:name="P4" style:family="paragraph" style:parent-style-name="Default">
      <style:text-properties fo:font-size="10pt" style:font-size-asian="10pt" style:font-size-complex="10pt"/>
    </style:style>
    <style:style style:name="P5" style:family="paragraph" style:parent-style-name="Default">
      <style:paragraph-properties fo:text-align="justify" style:justify-single-word="false"/>
      <style:text-properties fo:font-size="10pt" style:font-size-asian="10pt" style:font-size-complex="10pt"/>
    </style:style>
    <style:style style:name="P6"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7" style:family="paragraph" style:parent-style-name="Default" style:master-page-name="Standard">
      <style:paragraph-properties fo:text-align="justify" style:justify-single-word="false" style:page-number="auto"/>
    </style:style>
    <style:style style:name="P8" style:family="paragraph" style:parent-style-name="Default">
      <style:paragraph-properties fo:margin-top="0in" fo:margin-bottom="0.139in" style:contextual-spacing="false" fo:line-height="115%"/>
      <style:text-properties fo:font-size="10pt" officeooo:rsid="000a8540" officeooo:paragraph-rsid="000a8540" style:font-size-asian="10pt"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style:font-size-asian="10pt" style:font-size-complex="10pt" style:font-weight-complex="bold"/>
    </style:style>
    <style:style style:name="T5" style:family="text">
      <style:text-properties fo:font-size="10pt" style:font-size-asian="10pt" style:font-size-complex="10pt" text:display="true"/>
    </style:style>
    <style:style style:name="T6" style:family="text">
      <style:text-properties fo:font-size="10pt" officeooo:rsid="0008ab02" style:font-size-asian="10pt" style:font-size-complex="10pt"/>
    </style:style>
    <style:style style:name="T7" style:family="text">
      <style:text-properties fo:font-size="10pt" style:font-name-asian="URW Gothic L" style:font-size-asian="10pt" style:font-size-complex="10pt"/>
    </style:style>
    <style:style style:name="T8" style:family="text">
      <style:text-properties fo:font-size="10pt" style:font-name-asian="Arial" style:font-size-asian="10pt" style:font-size-complex="10pt"/>
    </style:style>
    <style:style style:name="T9" style:family="text">
      <style:text-properties fo:color="#333333" fo:font-size="10pt" fo:language="en" fo:country="none" fo:font-weight="bold" style:font-size-asian="10pt" style:font-weight-asian="bold" style:font-size-complex="10pt"/>
    </style:style>
    <style:style style:name="T10" style:family="text">
      <style:text-properties fo:color="#333333" fo:font-size="10pt" fo:language="en" fo:country="non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LibreOffice 4.0 and later versions (“Software”)<text:tab/>License and Subscription Agreement</text:p>
      <text:p text:style-name="P2"/>
      <text:p text:style-name="P1"><text:span text:style-name="T2">A</text:span><text:span text:style-name="T1">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5"/>
      <text:p text:style-name="P1"><text:span text:style-name="T3">PLEASE READ THIS AGREEMENT CAREFULLY. BY PURCHASING, INSTALLING AND/OR USING THE LIBREOFFICE SOFTWARE (INCLUDING ITS COMPONENTS), YOU AGREE TO THE TERMS OF THIS LICENCE AND SUBSCRIPTION AGREEMENT AND ACKNOWLEDGE THAT YOU HAVE READ AND UNDERSTAND THIS AGREEMENT. </text:span></text:p>
      <text:p text:style-name="P5"/>
      <text:p text:style-name="P5">IF YOU DO NOT AGREE WITH THESE TERMS PLEASE INDICATE NOW THAT YOU DO NOT WISH TO DOWNLOAD, INSTALL OR USE THE SOFTWARE OR SUBSCRIPTION SERVICES. </text:p>
      <text:p text:style-name="P5"/>
      <text:p text:style-name="P1"><text:span text:style-name="T1">PARTIES.</text:span><text:span text:style-name="T3"> This software licence and subscription agreement (“Agreement”) is a legally binding </text:span><text:span text:style-name="T4">agreement</text:span><text:span text:style-name="T3"> between You and Collabora Productivity Limited, </text:span><text:span text:style-name="T7">incorporated and registered in England and Wales with company number 08644931 whose registered office is at Kett House, Station Road, Cambridge, CB1 2JH, United Kingdom (“Collabora”) and where applicable references to Collabora shall also refer to its authorised resellers and third party distributors from time to time</text:span><text:span text:style-name="T3">. </text:span></text:p>
      <text:p text:style-name="P5"/>
      <text:p text:style-name="P1"><text:span text:style-name="T1">SOFTWARE</text:span><text:span text:style-name="T3">.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5"/>
      <text:p text:style-name="P1"><text:span text:style-name="T1">LICENCES.</text:span><text:span text:style-name="T3"> Provided that You have subscribed and remain subscribed for the Subscription Services as detailed below and Your compliance with the other terms and conditions of this Agreement, Collabora grants to You a perpetual, non-transferable, worldwide licence (“Licence”) to reproduce and use copies of the Software within Your Organization. <text:s/>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5"/>
      <text:p text:style-name="P1"><text:span text:style-name="T2">SUBSCRIPTION SERVICES. </text:span><text:span text:style-name="T3">The Licence to reproduce and use a copy of the Software is granted subject to the purchase by You of Software maintenance and/or support services (“Subscription Services”) equivalent in number to the total number of units of the Software that you intend to deploy, install or use .</text:span><text:span text:style-name="T3"> </text:span></text:p>
      <text:p text:style-name="P1"><text:span text:style-name="T3">The Subscription Services entitle You during the subscription period:</text:span></text:p>
      <text:p text:style-name="P1"><text:span text:style-name="T3">a) <text:s/>in the case of maintenance services, to security fixes and Software updates, including existing fixes from the support services set out at (b), on the terms set out in this Agreement and from time to time at </text:span><text:span text:style-name="T6">http://</text:span><text:span text:style-name="T3">www.collabora.com/projects/libreoffice. </text:span></text:p>
      <text:p text:style-name="P1"><text:span text:style-name="T3">b) <text:s/>in the case of support services, to fee based technical support on the terms set out in this Agreement and from time to time at </text:span><text:span text:style-name="T6">http://</text:span><text:span text:style-name="T3">www.collabora.com/projects/libreoffice. </text:span></text:p>
      <text:p text:style-name="P1"><text:span text:style-name="T3">Unless the Subscription Services are set out in a separate contract with Collabora, they are offered to You subject to the terms set out in this Agreement. </text:span></text:p>
      <text:p text:style-name="P5"/>
      <text:p text:style-name="P1"><text:span text:style-name="T3">THE SUBSCRIPTION SERVICES ARE OFFERED AS PART AND PARCEL OF THE LICENCE GRANT SET OUT UNDER “LICENCES ABOVE. IF THE SUBCRIPTION SERVICES PERIOD EXPIRES AND IS NOT RENEWED WITHIN 30 DAYS, THE LICENCE IS TERMINATED. IF YOU WISH TO INCREASE THE NUMBER OF COPIES OF THE SOFTWARE YOUR ORGANISATION IS USING, YOU MUST PURCHASE ADDITIONAL UNITS OF SUBSCRIPTION SERVICES EQUIVALENT TO THE NUMBER OF ADDITIONAL SOFTWARE COPIES YOU WISH TO INSTALL. UPON RENEWAL OF YOUR SUBSCRIPTION SERVICES, YOUR SUBMISSION OF A PURCHASE ORDER OR PAYMENT OF FEES FOR SUBSCRIPTION SERVICES WILL BE DEEMED TO BE A REPRESENTATION OF THE NUMBER OF COPIES OF THE SOFTWARE INSTALLED AT YOUR </text:span><text:soft-page-break/><text:span text:style-name="T3">ORGANISATION AT THAT TIME. COLLABORA RESERVES THE RIGHT AT ITS ENTIRE DISCRETION TO CARRY OUT A LICENCE COMPLIANCE AUDIT AT ANY TIME.</text:span></text:p>
      <text:p text:style-name="P6"><text:tab/></text:p>
      <text:p text:style-name="P1"><text:span text:style-name="T1">LICENSE COMPLIANCE AUDIT</text:span><text:span text:style-name="T3">.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to cover any shortage. If a Subscription Services shortage of 5% or more is found, you must reimburse Collabora for the costs incurred in the audit and acquire the necessary additional Subscription Services within 30 days. </text:span></text:p>
      <text:p text:style-name="P5"/>
      <text:p text:style-name="P1"><text:span text:style-name="T9">EVALUATION LICENCE.</text:span><text:span text:style-name="T10">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 from Collabora, or destroy and stop using the Software. If You purchase the Subscription Service before the expiration of the evaluation time, You have a valid licence and You do not need to destroy the Software. </text:span></text:p>
      <text:p text:style-name="P3"/>
      <text:p text:style-name="P1"><text:span text:style-name="T1">OPEN SOURCE LICENCES/LIMITATIONS.</text:span><text:span text:style-name="T3"> The individual components included in the Software are licensed primarily pursuant to Mozilla Public License v2.0 open source licen</text:span><text:span text:style-name="T6">c</text:span><text:span text:style-name="T3">e in addition to other open source licences identified in the documentation or located in the source code or binary code for the component. As such the source code form of the Software is made available at all times under the terms of such licences. </text:span></text:p>
      <text:p text:style-name="P1"><text:span text:style-name="T3">Whilst this Agreement in no way limits Your rights under such licences, nor is intended to supersede or conflict with the licence terms or obligations for use of any individual open source component, the Mozilla Public License v2.0 has been utilised to license the majority of the components comprising the Software because it imposes (as is set out in paragraph 3.2(b) of it) specific conditions on the free distribution of such software in its executable form. <text:s text:c="2"/></text:span></text:p>
      <text:p text:style-name="P5"/>
      <text:p text:style-name="P1"><text:span text:style-name="T1">SUBSCRIPTION SERVICES WARRANTY. </text:span><text:span text:style-name="T3">All Subscription Services will be supplied in a professional manner in accordance with generally accepted industry standards. </text:span></text:p>
      <text:p text:style-name="P5">Upon any breach of this warranty,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5"/>
      <text:p text:style-name="P2">LIMITATIONS AND EXCLUSIONS</text:p>
      <text:p text:style-name="P1"><text:span text:style-name="T3">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or fraudulent misrepresentation) the Software is provided and licensed "as is" without any warranties of any kind, express or implied, including any implied warranties of quality, title, non-infringement, non-interruption or fitness for a particular purpose. </text:span></text:p>
      <text:p text:style-name="P5"/>
      <text:p text:style-name="P1"><text:span text:style-name="T3">2) The Software is only compatible with certain computers and operating systems. It is not warranted for non-compatible systems. Please contact Collabora for information about compatibility. </text:span></text:p>
      <text:p text:style-name="P5"/>
      <text:p text:style-name="P1"><text:span text:style-name="T3">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span></text:p>
      <text:p text:style-name="P5"/>
      <text:p text:style-name="P1"><text:span text:style-name="T3">4</text:span><text:span text:style-name="T4">) </text:span><text:span text:style-name="T3">No right or licence, express or implied, is granted under this Agreement with respect to any trademark, trade name or service mark (“Mark”) of Collabora. If You distribute any open source component of the Software, You must remove all Marks except those used to identify Collabora’s </text:span><text:soft-page-break/><text:span text:style-name="T3">ownership or licensing of the component. In addition you may not vary, delete or obscure any notices of proprietary rights or any product identification or restrictions on or in the Software.</text:span></text:p>
      <text:p text:style-name="P5"/>
      <text:p text:style-name="P1"><text:span text:style-name="T3">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5"/>
      <text:p text:style-name="P1"><text:span text:style-name="T3">6) Notwithstanding (5) above, in no event will Collabora's aggregate liability for damages (whether in one instance or a series of instances) exceed 1.25 times the amount paid by You for the Subscription Services out of which such claim arose.</text:span></text:p>
      <text:p text:style-name="P5"/>
      <text:p text:style-name="P3">MAINTENANCE SERVICES. </text:p>
      <text:p text:style-name="P1"><text:span text:style-name="T3">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span></text:p>
      <text:p text:style-name="P5"/>
      <text:p text:style-name="P5">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5"/>
      <text:p text:style-name="P5">3) If a question arises as to whether a release by Collabora is an upgrade or an update or a new Software product, Collabora’s opinion will prevail provided that Collabora treats the product offering the same for its end users generally.</text:p>
      <text:p text:style-name="P5"/>
      <text:p text:style-name="P5">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5"/>
      <text:p text:style-name="P5">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5"/>
      <text:p text:style-name="P5">6) Maintenance services do not include integration services, installation of upgrades or updates, support services or any other benefits not expressly described in this Agreement.</text:p>
      <text:p text:style-name="P5"/>
      <text:p text:style-name="P3">GENERAL TERMS</text:p>
      <text:p text:style-name="P5">1) This Agreement may not be transferred or assigned without the prior written approval of Collabora.</text:p>
      <text:p text:style-name="P5"/>
      <text:p text:style-name="P1"><text:span text:style-name="T3">2) This Agreement will terminate if you fail to comply with any term or condition of this Agreement. In addition Your Licence to possess or use the Software will terminate at the end of any applicable Subcription Service period, unless it is renewed within 30 days. You agree upon any termination to destroy the Software together with all copies.</text:span></text:p>
      <text:p text:style-name="P5"/>
      <text:p text:style-name="P1"><text:span text:style-name="T3">3)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span></text:p>
      <text:p text:style-name="P5"/>
      <text:p text:style-name="P5">4) No waiver of any right under this Agreement will be effective unless in writing. No waiver of any past or present right will be deemed to be a waiver of any future right arising under this Agreement. </text:p>
      <text:p text:style-name="P5"/>
      <text:p text:style-name="P5">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5"/>
      <text:p text:style-name="P1"><text:soft-page-break/><text:span text:style-name="T3">6) Collabora agrees to comply with all applicable laws, rules, and regulations governing export of products or technical information, including the laws of the countries in which the Software or Subscription Services are delivered, and has obtained any required licences or classifications to export, re-export or import deliverables. Notwithstanding, Collabora assumes no responsibility for Your failure to comply with any such necessary export control laws, rules or regulations.</text:span></text:p>
      <text:p text:style-name="P5"/>
      <text:p text:style-name="P1"><text:span text:style-name="T3">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span></text:p>
      <text:p text:style-name="P5"/>
      <text:p text:style-name="P1"><text:span text:style-name="T3">8) You may make a reasonable number of copies</text:span><text:span text:style-name="T1"> </text:span><text:span text:style-name="T3">of the Software over and above the number of units of Software for which you have purchased Subscription Services, purely for backup, archival or other security purposes. In so doing You will not be in breach of the terms of this Agreement.</text:span></text:p>
      <text:p text:style-name="P5"/>
      <text:p text:style-name="P1"><text:span text:style-name="T3">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span></text:p>
      <text:p text:style-name="P4"/>
      <text:p text:style-name="P8">Copyright © 2013, Collabora Productivity Limited. 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 svg:font-family="'Albany AMT'" style:font-family-generic="swiss"/>
    <style:font-face style:name="Albany AMT1" svg:font-family="'Albany AMT', Arial" style:font-family-generic="swiss"/>
    <style:font-face style:name="Droid Sans Fallback1" svg:font-family="'Droid Sans Fallback'" style:font-pitch="variable"/>
    <style:font-face style:name="Lohit Hindi1" svg:font-family="'Lohit Hindi', 'Times New Roman'" style:font-pitch="variable"/>
    <style:font-face style:name="Cambria" svg:font-family="Cambri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URW Gothic L" svg:font-family="'URW Gothic L', '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GB"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 style:family="paragraph">
      <style:paragraph-properties fo:orphans="2" fo:widows="2" fo:hyphenation-ladder-count="no-limit" style:text-autospace="none"/>
      <style:text-properties fo:color="#000000" style:font-name="Arial" fo:font-size="12pt" fo:language="en" fo:country="GB" style:font-name-asian="Calibri" style:font-size-asian="12pt" style:language-asian="zh" style:country-asian="CN"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size="8pt" style:font-size-asian="8pt" style:font-name-complex="Tahoma" style:font-size-complex="8pt"/>
    </style:style>
    <style:style style:name="Style2n" style:family="paragraph" style:parent-style-name="Standard">
      <style:paragraph-properties fo:margin-left="0.4925in" fo:margin-right="0in" fo:margin-top="0in" fo:margin-bottom="0.0835in" style:contextual-spacing="false" fo:line-height="100%" fo:text-align="justify" style:justify-single-word="false" fo:orphans="0" fo:widows="0" fo:text-indent="0in" style:auto-text-indent="false" style:text-autospace="none" style:punctuation-wrap="simple" style:vertical-align="baseline"/>
      <style:text-properties style:font-name="Arial" style:font-name-asian="Times New Roman" style:font-name-complex="Arial" style:font-size-complex="10pt"/>
    </style:style>
    <style:style style:name="Style1" style:family="paragraph" style:parent-style-name="Heading" style:default-outline-level="9">
      <style:paragraph-properties fo:margin-top="0.0835in" fo:margin-bottom="0.0835in" style:contextual-spacing="false" fo:line-height="100%" fo:text-align="justify" style:justify-single-word="false" fo:keep-together="always" fo:keep-with-next="always" style:text-autospace="none" style:punctuation-wrap="simple" style:vertical-align="baseline"/>
      <style:text-properties style:font-name="Arial" fo:font-size="11pt" style:letter-kerning="true" style:font-name-asian="Times New Roman" style:font-size-asian="11pt" style:font-name-complex="Times New Roman" style:font-size-complex="10pt"/>
    </style:style>
    <style:style style:name="Style2" style:family="paragraph" style:parent-style-name="Standard" style:default-outline-level="3">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 style:font-name-asian="Times New Roman" style:font-name-complex="Arial" style:font-size-complex="10pt"/>
    </style:style>
    <style:style style:name="Style3.1.1" style:family="paragraph" style:parent-style-name="Standard" style:default-outline-level="5">
      <style:paragraph-properties fo:margin-top="0in" fo:margin-bottom="0.0835in" style:contextual-spacing="false" fo:line-height="100%" fo:text-align="justify" style:justify-single-word="false" style:text-autospace="none" style:punctuation-wrap="simple" style:vertical-align="baseline"/>
      <style:text-properties style:font-name="Arial" style:font-name-asian="Times New Roman" style:font-name-complex="Arial" style:font-size-complex="10pt" style:font-weight-complex="bold"/>
    </style:style>
    <style:style style:name="Style3a" style:family="paragraph" style:parent-style-name="Style3.1.1" style:default-outline-level="6"/>
    <style:style style:name="Style4" style:family="paragraph" style:parent-style-name="Standard" style:default-outline-level="7">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 style:font-name-asian="Times New Roman" style:font-name-complex="Arial" style:font-size-complex="10pt"/>
    </style:style>
    <style:style style:name="Style2a" style:family="paragraph" style:parent-style-name="Style2n" style:default-outline-level="4"/>
    <style:style style:name="Style4a" style:family="paragraph" style:parent-style-name="Style3a" style:default-outline-level="8"/>
    <style:style style:name="Revision" style:family="paragraph">
      <style:paragraph-properties fo:orphans="2" fo:widows="2"/>
      <style:text-properties style:use-window-font-color="true" style:font-name="Calibri" fo:font-size="11pt" fo:language="en" fo:country="GB" style:font-name-asian="Calibri" style:font-size-asian="11pt" style:language-asian="zh" style:country-asian="CN" style:font-name-complex="Calibri" style:font-size-complex="11pt" style:language-complex="ar" style:country-complex="SA"/>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WW8Num1z0" style:family="text">
      <style:text-properties style:font-name="Arial" fo:font-size="11pt" fo:font-style="normal" fo:font-weight="normal" style:font-size-asian="11pt" style:font-style-asian="normal" style:font-weight-asian="normal" style:font-name-complex="Arial"/>
    </style:style>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size="8pt" style:font-size-asian="8pt" style:font-name-complex="Tahoma"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le_20_Char" style:display-name="Title Char" style:family="text" style:parent-style-name="WW-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size="11pt" style:font-name-asian="Calibri" style:font-size-asian="11pt" style:language-asian="zh" style:country-asian="CN" style:font-name-complex="Calibri" style:font-size-complex="11pt"/>
    </style:style>
    <style:style style:name="Footer_20_Char" style:display-name="Footer Char" style:family="text" style:parent-style-name="Default_20_Paragraph_20_Font">
      <style:text-properties style:font-name="Calibri" fo:font-size="11pt" style:font-name-asian="Calibri" style:font-size-asian="11pt" style:language-asian="zh" style:country-asian="CN" style:font-name-complex="Calibri"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09-18T16:50:00</meta:creation-date>
    <dc:creator>Michael Meeks</dc:creator>
    <dc:date>2013-09-19T10:10:28.985774821</dc:date>
    <meta:print-date>2013-09-18T09:44:00</meta:print-date>
    <meta:editing-cycles>6</meta:editing-cycles>
    <meta:editing-duration>P2171DT9H39M24S</meta:editing-duration>
    <meta:generator>LibreOffice/4.1.1.2$Linux_x86 LibreOffice_project/410m0$Build-2</meta:generator>
    <meta:document-statistic meta:table-count="0" meta:image-count="0" meta:object-count="0" meta:page-count="4" meta:paragraph-count="45" meta:word-count="2244" meta:character-count="14317" meta:non-whitespace-character-count="12090"/>
  </office:meta>
</office:document-meta>
</file>